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29/11/2024 Prog Avancé Dufaud</text:span></text:p>
      <text:p text:style-name="P1"><text:span text:style-name="T1"/></text:p>
      <text:p text:style-name="P1"><text:span text:style-name="T1">On lancer Worker1 et Worker2 avec chacun un port différent (25545 et 25546), on lance Master, on dit qu'il y en a 2 et on indique le port de chacun et obtient :</text:span></text:p>
      <text:p text:style-name="P1"><draw:frame text:anchor-type="as-char" svg:width="111.92mm" svg:height="154.52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>Cette fois ci le calcul de Pi fonctionne.<text:line-break/>Avec 5 Workers :</text:span></text:p>
      <text:p text:style-name="P1"><text:span text:style-name="T1"/></text:p>
      <text:p text:style-name="P1"><draw:frame text:anchor-type="as-char" svg:width="129.38mm" svg:height="219.87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